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1-19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7-29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5-29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3-27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2-06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2-05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10-01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7-31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6-05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4-16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4-02-0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1-08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9-13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6-2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4-11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2-02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0-1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8-30 1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7-13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4-20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2-14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2-06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10-04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7-19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5-26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4-02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1-21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74851428571" calcext:value-type="float">
            <text:p>10.46748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97256" calcext:value-type="float">
            <text:p>10.19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269806451613" calcext:value-type="float">
            <text:p>9.5426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7432" calcext:value-type="float">
            <text:p>9.78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15055483871" calcext:value-type="float">
            <text:p>10.2515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56670967742" calcext:value-type="float">
            <text:p>9.5855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28656" calcext:value-type="float">
            <text:p>8.65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37806451613" calcext:value-type="float">
            <text:p>7.7443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34895483871" calcext:value-type="float">
            <text:p>6.3134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512386206897" calcext:value-type="float">
            <text:p>8.335123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478038709677" calcext:value-type="float">
            <text:p>9.41478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44082580645" calcext:value-type="float">
            <text:p>10.7144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67904" calcext:value-type="float">
            <text:p>10.94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55592258065" calcext:value-type="float">
            <text:p>10.70555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75008" calcext:value-type="float">
            <text:p>10.07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910064516129" calcext:value-type="float">
            <text:p>9.5191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811896774194" calcext:value-type="float">
            <text:p>8.49811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94184" calcext:value-type="float">
            <text:p>8.85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045574193549" calcext:value-type="float">
            <text:p>8.390455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60096" calcext:value-type="float">
            <text:p>7.64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312851612903" calcext:value-type="float">
            <text:p>7.92312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928742857143" calcext:value-type="float">
            <text:p>7.57928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44015483871" calcext:value-type="float">
            <text:p>7.5144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988283870968" calcext:value-type="float">
            <text:p>8.5998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32552" calcext:value-type="float">
            <text:p>10.70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2787096774" calcext:value-type="float">
            <text:p>11.091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56192" calcext:value-type="float">
            <text:p>11.07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80575483871" calcext:value-type="float">
            <text:p>10.8580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79878709677" calcext:value-type="float">
            <text:p>11.0379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4456" calcext:value-type="float">
            <text:p>10.75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80162580645" calcext:value-type="float">
            <text:p>11.38801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96448" calcext:value-type="float">
            <text:p>11.22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48123870968" calcext:value-type="float">
            <text:p>11.1948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56262857143" calcext:value-type="float">
            <text:p>11.70562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91785806452" calcext:value-type="float">
            <text:p>11.5191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8192" calcext:value-type="float">
            <text:p>11.1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6663483871" calcext:value-type="float">
            <text:p>10.9866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73352258065" calcext:value-type="float">
            <text:p>10.43733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5256" calcext:value-type="float">
            <text:p>10.25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77032258064" calcext:value-type="float">
            <text:p>9.94877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724303448276" calcext:value-type="float">
            <text:p>9.157243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558012903226" calcext:value-type="float">
            <text:p>8.3655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393371428572" calcext:value-type="float">
            <text:p>7.633933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762116129032" calcext:value-type="float">
            <text:p>8.7676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2250322581" calcext:value-type="float">
            <text:p>10.63722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6992" calcext:value-type="float">
            <text:p>11.58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60327741936" calcext:value-type="float">
            <text:p>11.17603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26128" calcext:value-type="float">
            <text:p>10.59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62658064516" calcext:value-type="float">
            <text:p>10.0662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477419354839" calcext:value-type="float">
            <text:p>9.6847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73256" calcext:value-type="float">
            <text:p>8.77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80095483871" calcext:value-type="float">
            <text:p>8.1880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4104" calcext:value-type="float">
            <text:p>7.14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25904516129" calcext:value-type="float">
            <text:p>8.0425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618786206897" calcext:value-type="float">
            <text:p>8.466187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03070967742" calcext:value-type="float">
            <text:p>9.10703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21349677419" calcext:value-type="float">
            <text:p>10.9121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19968" calcext:value-type="float">
            <text:p>11.25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37708387097" calcext:value-type="float">
            <text:p>11.5137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71096" calcext:value-type="float">
            <text:p>11.36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05442580645" calcext:value-type="float">
            <text:p>11.0405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59757419355" calcext:value-type="float">
            <text:p>10.64597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11888" calcext:value-type="float">
            <text:p>10.12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10095483871" calcext:value-type="float">
            <text:p>9.3310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5588" calcext:value-type="float">
            <text:p>8.89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02735483871" calcext:value-type="float">
            <text:p>8.6500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35857142857" calcext:value-type="float">
            <text:p>9.01935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93615483871" calcext:value-type="float">
            <text:p>9.0993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84978064516" calcext:value-type="float">
            <text:p>10.3984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21984" calcext:value-type="float">
            <text:p>10.78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47150967742" calcext:value-type="float">
            <text:p>10.51471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60928" calcext:value-type="float">
            <text:p>10.49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4890322581" calcext:value-type="float">
            <text:p>10.0824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899741935484" calcext:value-type="float">
            <text:p>8.9389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79576" calcext:value-type="float">
            <text:p>7.7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68825806452" calcext:value-type="float">
            <text:p>6.47768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62064" calcext:value-type="float">
            <text:p>7.03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58167741936" calcext:value-type="float">
            <text:p>8.86958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95542857143" calcext:value-type="float">
            <text:p>8.73295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54510344828" calcext:value-type="float">
            <text:p>9.616545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5233548387" calcext:value-type="float">
            <text:p>10.7135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70504" calcext:value-type="float">
            <text:p>10.48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277858064516" calcext:value-type="float">
            <text:p>9.8427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53136" calcext:value-type="float">
            <text:p>8.93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93858064516" calcext:value-type="float">
            <text:p>9.2179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13216" calcext:value-type="float">
            <text:p>11.03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38647741936" calcext:value-type="float">
            <text:p>10.59386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348" calcext:value-type="float">
            <text:p>10.0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67329032258" calcext:value-type="float">
            <text:p>9.8606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28014285714" calcext:value-type="float">
            <text:p>12.07280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52196129032" calcext:value-type="float">
            <text:p>13.44521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90769032258" calcext:value-type="float">
            <text:p>13.72907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33176" calcext:value-type="float">
            <text:p>13.7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6206451613" calcext:value-type="float">
            <text:p>13.6796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38616" calcext:value-type="float">
            <text:p>13.5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00428387097" calcext:value-type="float">
            <text:p>13.69004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59478709677" calcext:value-type="float">
            <text:p>13.76594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02728" calcext:value-type="float">
            <text:p>13.46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24436129032" calcext:value-type="float">
            <text:p>13.3324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52928" calcext:value-type="float">
            <text:p>12.9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5303225807" calcext:value-type="float">
            <text:p>12.6005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17635862069" calcext:value-type="float">
            <text:p>12.90176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66141935484" calcext:value-type="float">
            <text:p>12.9766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7233548387" calcext:value-type="float">
            <text:p>13.0757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0952" calcext:value-type="float">
            <text:p>13.10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31669677419" calcext:value-type="float">
            <text:p>13.07316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4236" calcext:value-type="float">
            <text:p>13.0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26529032258" calcext:value-type="float">
            <text:p>12.6226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55504" calcext:value-type="float">
            <text:p>12.45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4469677419" calcext:value-type="float">
            <text:p>11.8844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532" calcext:value-type="float">
            <text:p>11.24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49228571429" calcext:value-type="float">
            <text:p>11.0849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84898064516" calcext:value-type="float">
            <text:p>11.85848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22781935484" calcext:value-type="float">
            <text:p>11.8122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98472" calcext:value-type="float">
            <text:p>11.62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04221935484" calcext:value-type="float">
            <text:p>11.44042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9976" calcext:value-type="float">
            <text:p>10.97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5989677419" calcext:value-type="float">
            <text:p>10.43359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24774193548" calcext:value-type="float">
            <text:p>9.7742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28728" calcext:value-type="float">
            <text:p>8.86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40655483871" calcext:value-type="float">
            <text:p>7.8740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25976" calcext:value-type="float">
            <text:p>8.03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639148387097" calcext:value-type="float">
            <text:p>7.28639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311636363636" calcext:value-type="float">
            <text:p>6.92311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24567741935" calcext:value-type="float">
            <text:p>8.46724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1511724138" calcext:value-type="float">
            <text:p>10.603151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92541538462" calcext:value-type="float">
            <text:p>10.679254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3596" calcext:value-type="float">
            <text:p>10.48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14941935484" calcext:value-type="float">
            <text:p>10.1114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719325" calcext:value-type="float">
            <text:p>9.5471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5456" calcext:value-type="float">
            <text:p>8.37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765" calcext:value-type="float">
            <text:p>7.644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09544" calcext:value-type="float">
            <text:p>6.67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5674" calcext:value-type="float">
            <text:p>10.345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9108" calcext:value-type="float">
            <text:p>10.38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227" calcext:value-type="float">
            <text:p>10.5792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6206451613" calcext:value-type="float">
            <text:p>11.3936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1187096774" calcext:value-type="float">
            <text:p>11.335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92776" calcext:value-type="float">
            <text:p>10.67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78250322581" calcext:value-type="float">
            <text:p>11.62782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9156129032" calcext:value-type="float">
            <text:p>11.77491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5468" calcext:value-type="float">
            <text:p>11.74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54288" calcext:value-type="float">
            <text:p>9.75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13904" calcext:value-type="float">
            <text:p>10.92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29321290323" calcext:value-type="float">
            <text:p>11.56293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36725" calcext:value-type="float">
            <text:p>12.4633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3568" calcext:value-type="float">
            <text:p>12.48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191725" calcext:value-type="float">
            <text:p>12.2919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7496774194" calcext:value-type="float">
            <text:p>12.118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8436129032" calcext:value-type="float">
            <text:p>12.3418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51581935484" calcext:value-type="float">
            <text:p>11.99515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52105806452" calcext:value-type="float">
            <text:p>11.7752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0218181818" calcext:value-type="float">
            <text:p>11.46602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21386666667" calcext:value-type="float">
            <text:p>10.59213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507625" calcext:value-type="float">
            <text:p>10.1350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812" calcext:value-type="float">
            <text:p>10.05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3646451613" calcext:value-type="float">
            <text:p>10.8693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95251612903" calcext:value-type="float">
            <text:p>11.809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0606896552" calcext:value-type="float">
            <text:p>11.77106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2396" calcext:value-type="float">
            <text:p>11.89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6828" calcext:value-type="float">
            <text:p>11.19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94281290323" calcext:value-type="float">
            <text:p>10.95942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96658064516" calcext:value-type="float">
            <text:p>10.599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531825" calcext:value-type="float">
            <text:p>9.7853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27176" calcext:value-type="float">
            <text:p>8.99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0125" calcext:value-type="float">
            <text:p>8.101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570786206897" calcext:value-type="float">
            <text:p>8.435707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998709677419" calcext:value-type="float">
            <text:p>8.4999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654425806452" calcext:value-type="float">
            <text:p>9.5165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992206451613" calcext:value-type="float">
            <text:p>9.42992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32695" calcext:value-type="float">
            <text:p>8.6332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8728" calcext:value-type="float">
            <text:p>7.5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830075" calcext:value-type="float">
            <text:p>6.97830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55504" calcext:value-type="float">
            <text:p>7.37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3735" calcext:value-type="float">
            <text:p>7.023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99724" calcext:value-type="float">
            <text:p>6.179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5050322581" calcext:value-type="float">
            <text:p>10.2105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13148387097" calcext:value-type="float">
            <text:p>10.151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6513548387" calcext:value-type="float">
            <text:p>10.5946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71872" calcext:value-type="float">
            <text:p>10.66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06816" calcext:value-type="float">
            <text:p>10.99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4571034483" calcext:value-type="float">
            <text:p>10.436457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75140645161" calcext:value-type="float">
            <text:p>10.7375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1176" calcext:value-type="float">
            <text:p>10.41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637677419355" calcext:value-type="float">
            <text:p>9.3563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44516129032" calcext:value-type="float">
            <text:p>12.634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9664" calcext:value-type="float">
            <text:p>12.10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9225806452" calcext:value-type="float">
            <text:p>12.518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62270967742" calcext:value-type="float">
            <text:p>12.7062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67115789474" calcext:value-type="float">
            <text:p>8.3176711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357341935484" calcext:value-type="float">
            <text:p>8.2135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346374193548" calcext:value-type="float">
            <text:p>8.0734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17976" calcext:value-type="float">
            <text:p>9.25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12962580645" calcext:value-type="float">
            <text:p>10.96129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46727741936" calcext:value-type="float">
            <text:p>11.72467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4307096774" calcext:value-type="float">
            <text:p>11.1644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7248" calcext:value-type="float">
            <text:p>11.23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5873548387" calcext:value-type="float">
            <text:p>11.2255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5864" calcext:value-type="float">
            <text:p>11.21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50041290323" calcext:value-type="float">
            <text:p>10.6150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24139354839" calcext:value-type="float">
            <text:p>10.0224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46376" calcext:value-type="float">
            <text:p>9.11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38838709678" calcext:value-type="float">
            <text:p>8.94538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47848" calcext:value-type="float">
            <text:p>7.90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90296774194" calcext:value-type="float">
            <text:p>6.76990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46057142857" calcext:value-type="float">
            <text:p>7.16846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073341935484" calcext:value-type="float">
            <text:p>8.3507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61161290323" calcext:value-type="float">
            <text:p>7.8186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05574193548" calcext:value-type="float">
            <text:p>6.7140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0576" calcext:value-type="float">
            <text:p>7.52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930658064516" calcext:value-type="float">
            <text:p>7.20930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320516129032" calcext:value-type="float">
            <text:p>6.9632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54624" calcext:value-type="float">
            <text:p>9.46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93504516129" calcext:value-type="float">
            <text:p>8.7893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37584" calcext:value-type="float">
            <text:p>8.02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949625806452" calcext:value-type="float">
            <text:p>7.9894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70228571429" calcext:value-type="float">
            <text:p>9.64670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20423225806" calcext:value-type="float">
            <text:p>10.98204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1136" calcext:value-type="float">
            <text:p>11.1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61078709677" calcext:value-type="float">
            <text:p>11.2361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16472" calcext:value-type="float">
            <text:p>10.79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53112258065" calcext:value-type="float">
            <text:p>10.24531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59664516129" calcext:value-type="float">
            <text:p>9.2965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3264" calcext:value-type="float">
            <text:p>8.63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095483870968" calcext:value-type="float">
            <text:p>7.2709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8744" calcext:value-type="float">
            <text:p>5.6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89496774194" calcext:value-type="float">
            <text:p>6.3248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922285714286" calcext:value-type="float">
            <text:p>7.38922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1070967742" calcext:value-type="float">
            <text:p>7.936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71767741936" calcext:value-type="float">
            <text:p>9.57671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34655483871" calcext:value-type="float">
            <text:p>10.6934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135561290323" calcext:value-type="float">
            <text:p>9.9613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4432" calcext:value-type="float">
            <text:p>9.0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68825806452" calcext:value-type="float">
            <text:p>6.47768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1746" calcext:value-type="float">
            <text:p>7.111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142164705882" calcext:value-type="float">
            <text:p>8.3714216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76038709677" calcext:value-type="float">
            <text:p>12.5376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014" calcext:value-type="float">
            <text:p>12.30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5848" calcext:value-type="float">
            <text:p>8.71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16" calcext:value-type="float">
            <text:p>7.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533971428572" calcext:value-type="float">
            <text:p>8.215339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359638709677" calcext:value-type="float">
            <text:p>8.32359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22449032258" calcext:value-type="float">
            <text:p>10.88224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05390967742" calcext:value-type="float">
            <text:p>10.6305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0592" calcext:value-type="float">
            <text:p>10.40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85718709677" calcext:value-type="float">
            <text:p>11.1385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2424" calcext:value-type="float">
            <text:p>11.13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20998709677" calcext:value-type="float">
            <text:p>11.1720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4090322581" calcext:value-type="float">
            <text:p>10.5854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8744" calcext:value-type="float">
            <text:p>10.09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545187096774" calcext:value-type="float">
            <text:p>9.0354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5156" calcext:value-type="float">
            <text:p>8.99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44438709677" calcext:value-type="float">
            <text:p>9.0124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02857142857" calcext:value-type="float">
            <text:p>10.4502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91615483871" calcext:value-type="float">
            <text:p>11.3091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21566451613" calcext:value-type="float">
            <text:p>11.8721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99792" calcext:value-type="float">
            <text:p>11.66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3888" calcext:value-type="float">
            <text:p>10.83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20379354839" calcext:value-type="float">
            <text:p>10.0620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426580645161" calcext:value-type="float">
            <text:p>9.3042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52904" calcext:value-type="float">
            <text:p>9.10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48424" calcext:value-type="float">
            <text:p>7.04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60975483871" calcext:value-type="float">
            <text:p>6.6060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670942857143" calcext:value-type="float">
            <text:p>7.52670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730812903226" calcext:value-type="float">
            <text:p>9.2373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38407741936" calcext:value-type="float">
            <text:p>11.16384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41384" calcext:value-type="float">
            <text:p>12.33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75576" calcext:value-type="float">
            <text:p>12.15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8185806452" calcext:value-type="float">
            <text:p>12.0678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33308387097" calcext:value-type="float">
            <text:p>11.8033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95" calcext:value-type="float">
            <text:p>11.2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49752258065" calcext:value-type="float">
            <text:p>10.60497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87464" calcext:value-type="float">
            <text:p>9.57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67096774194" calcext:value-type="float">
            <text:p>8.7236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32485714286" calcext:value-type="float">
            <text:p>8.58632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269806451613" calcext:value-type="float">
            <text:p>9.5426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64593548387" calcext:value-type="float">
            <text:p>9.5926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60144516129" calcext:value-type="float">
            <text:p>11.8160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73784" calcext:value-type="float">
            <text:p>11.58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78774193548" calcext:value-type="float">
            <text:p>11.407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7602580645" calcext:value-type="float">
            <text:p>11.2447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10016" calcext:value-type="float">
            <text:p>11.01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01865806452" calcext:value-type="float">
            <text:p>10.44018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24664" calcext:value-type="float">
            <text:p>10.13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070838709678" calcext:value-type="float">
            <text:p>9.60070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64485714286" calcext:value-type="float">
            <text:p>9.62264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10361290323" calcext:value-type="float">
            <text:p>10.871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5210840510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300" meta:object-count="0"/>
    <meta:user-defined meta:name="AppVersion">3.0</meta:user-defined>
  </office:meta>
</office:document-meta>
</file>